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8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6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7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3"><text:text-input text:description="&lt;if test=&quot;o.vat_discriminated&quot;&gt;"/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/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4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printed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6">
          <table:table-cell table:style-name="Table1.A3" table:number-columns-spanned="2" office:value-type="string">
            <text:p text:style-name="P7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3"><text:text-input text:description="&lt;if test=&quot;o.vat_discriminated&quot;&gt;"/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/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8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5"><text:text-input text:description="&lt;formatLang(line.printed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printed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8">
          <table:table-cell table:style-name="Table1.A1" table:number-columns-spanned="2" office:value-type="string">
            <text:p text:style-name="P85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/></text:span>%<text:span text:style-name="MT56">I.V.A.</text:span><text:span text:style-name="MT57"><text:text-input text:description="&lt;/if&gt;"/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/></text:p>
              <text:p text:style-name="MP45">IVA</text:p>
              <text:p text:style-name="MP46"><text:text-input text:description="&lt;/if&gt;"/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/></text:p>
              <text:p text:style-name="MP47"><text:text-input text:description="&lt;formatLang(o.printed_amount_tax)&gt;">99.999,99</text:text-input></text:p>
              <text:p text:style-name="MP50"><text:text-input text:description="&lt;/if&gt;"/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7T11:14:57.673000000</dc:date>
    <meta:editing-duration>P1DT21H43M25S</meta:editing-duration>
    <meta:editing-cycles>360</meta:editing-cycles>
    <meta:generator>LibreOffice/4.3.7.2$Windows_x86 LibreOffice_project/8a35821d8636a03b8bf4e15b48f59794652c68ba</meta:generator>
    <meta:document-statistic meta:table-count="6" meta:image-count="0" meta:object-count="0" meta:page-count="1" meta:paragraph-count="96" meta:word-count="390" meta:character-count="1845" meta:non-whitespace-character-count="1759"/>
  </office:meta>
</office:document-meta>
</file>